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fo:font-style="normal" officeooo:rsid="04d3ea59" style:font-style-asian="normal" style:font-style-complex="normal"/>
    </style:style>
    <style:style style:name="T116" style:family="text">
      <style:text-properties fo:font-style="normal" officeooo:rsid="04d51801" style:font-style-asian="normal" style:font-style-complex="normal"/>
    </style:style>
    <style:style style:name="T117" style:family="text">
      <style:text-properties fo:font-style="normal" officeooo:rsid="04d5ffac" style:font-style-asian="normal" style:font-style-complex="normal"/>
    </style:style>
    <style:style style:name="T118" style:family="text">
      <style:text-properties fo:font-style="normal" officeooo:rsid="04d6d322" style:font-style-asian="normal" style:font-style-complex="normal"/>
    </style:style>
    <style:style style:name="T119" style:family="text">
      <style:text-properties fo:font-style="normal" officeooo:rsid="04d7273f" style:font-style-asian="normal" style:font-style-complex="normal"/>
    </style:style>
    <style:style style:name="T120" style:family="text">
      <style:text-properties officeooo:rsid="000a14f6"/>
    </style:style>
    <style:style style:name="T121" style:family="text">
      <style:text-properties officeooo:rsid="005714b7"/>
    </style:style>
    <style:style style:name="T122" style:family="text">
      <style:text-properties officeooo:rsid="00880dbe"/>
    </style:style>
    <style:style style:name="T123" style:family="text">
      <style:text-properties officeooo:rsid="007c6d62"/>
    </style:style>
    <style:style style:name="T124" style:family="text">
      <style:text-properties officeooo:rsid="01e21ff5"/>
    </style:style>
    <style:style style:name="T125" style:family="text">
      <style:text-properties officeooo:rsid="0233449b"/>
    </style:style>
    <style:style style:name="T126" style:family="text">
      <style:text-properties officeooo:rsid="02317916"/>
    </style:style>
    <style:style style:name="T127" style:family="text">
      <style:text-properties officeooo:rsid="0063a409"/>
    </style:style>
    <style:style style:name="T128" style:family="text">
      <style:text-properties officeooo:rsid="034a2232"/>
    </style:style>
    <style:style style:name="T129" style:family="text">
      <style:text-properties officeooo:rsid="0387836c"/>
    </style:style>
    <style:style style:name="T130" style:family="text">
      <style:text-properties officeooo:rsid="03b4652d"/>
    </style:style>
    <style:style style:name="T131" style:family="text">
      <style:text-properties officeooo:rsid="03b75219"/>
    </style:style>
    <style:style style:name="T132" style:family="text">
      <style:text-properties officeooo:rsid="023d18e5"/>
    </style:style>
    <style:style style:name="T133" style:family="text">
      <style:text-properties officeooo:rsid="00836784"/>
    </style:style>
    <style:style style:name="T134" style:family="text">
      <style:text-properties officeooo:rsid="036e9576"/>
    </style:style>
    <style:style style:name="T135" style:family="text">
      <style:text-properties officeooo:rsid="04701b83"/>
    </style:style>
    <style:style style:name="T136" style:family="text">
      <style:text-properties style:font-name="EB Garamond 12 All SC" fo:font-style="normal" officeooo:rsid="048eb019" style:font-style-asian="normal" style:font-style-complex="normal"/>
    </style:style>
    <style:style style:name="T137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30">Esser-</text:span>Skala, 201<text:span text:style-name="T135">9</text:span></text:p>
      <text:p text:style-name="P22"/>
      <text:p text:style-name="P22"/>
      <text:p text:style-name="P16">© 201<text:span text:style-name="T135">9</text:span> by Wolfgang <text:span text:style-name="T130">Esser-</text:span>Skala. This edition is licensed under the<text:span text:style-name="T128"><text:line-break/></text:span>Creative Commons Attribution<text:span text:style-name="T122">-NonCommercial-ShareAlike</text:span> 4.0 International License.<text:span text:style-name="T128"><text:line-break/></text:span>To view a copy of this license, visit http://creativecommons.org/licenses/by<text:span text:style-name="T123">-nc-sa</text:span>/4.0/.</text:p>
      <text:p text:style-name="P15"/>
      <text:p text:style-name="P17">Music engraving by LilyPond 2.18.0 (http://www.lilypond.org).<text:span text:style-name="T121"><text:line-break/>Front matter</text:span> typeset with EB Garamond (http://www.georgduffner.at/ebgaramond).</text:p>
      <text:p text:style-name="P22"/>
      <text:p text:style-name="P14">First <text:span text:style-name="T124">version</text:span>, <text:span text:style-name="T135">April 201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35">10</text:span>).</text:p>
      <text:p text:style-name="P3"/>
      <text:p text:style-name="P4">In general, this edition closely follows the <text:span text:style-name="T129">manuscript</text:span>. Any changes <text:span text:style-name="T12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7">Abbreviations: A, alto; B, bass;<text:span text:style-name="T132"> cor, horn; Ms, manuscript; o</text:span>rg, basses and organ; <text:span text:style-name="T132">r, rest;</text:span> T<text:span text:style-name="T133">, </text:span>tenor; <text:span text:style-name="T134">tr, trumpet; vl</text:span>, violin;<text:span text:style-name="T134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36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37">c r e d o</text:span></text:p>
      <text:p text:style-name="P7"/>
      <text:p text:style-name="P12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5">205<text:tab/>vl 2<text:tab/>2nd eighth in Ms: fis′16–b16<text:line-break/></text:span><text:span text:style-name="T114">236<text:tab/>B<text:tab/>2nd quarter in Ms: b4<text:line-break/></text:span><text:span text:style-name="T113">263<text:tab/>B<text:tab/>bar in Ms: b4.–a8</text:span><text:span text:style-name="T116"><text:line-break/>330<text:tab/>T 2<text:tab/>1st quarter in Ms: b4</text:span><text:span text:style-name="T118"><text:line-break/>338<text:tab/>cor 1<text:tab/>1st quarter in Ms: g″4</text:span><text:span text:style-name="T119"><text:line-break/>346<text:tab/>cor 1<text:tab/>bar in Ms: c″4–r4–r4</text:span><text:span text:style-name="T117"><text:line-break/>346<text:tab/>org<text:tab/>bar in Ms: d2.</text:span></text:p>
      <text:p text:style-name="P21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26">wolfgang</text:span> (at) <text:span text:style-name="T125">esser-skala</text:span>.at<text:span text:style-name="T126"> or create an issue or pull request on the edition’s GitHub page (https://github.com/skafdasschaf/ gassmann-missa-in-D)</text:span>. Your help will be greatly appreciated.</text:p>
      <text:p text:style-name="P13"/>
      <text:p text:style-name="P13"/>
      <text:p text:style-name="P13"><text:span text:style-name="T9">Salzburg, </text:span><text:span text:style-name="T16">April 2019</text:span><text:line-break/>Wolfgang <text:span text:style-name="T130">Esser-</text:span>Skala</text:p>
      <text:p text:style-name="P29"/>
      <text:p text:style-name="P26"><text:span text:style-name="T128"><text:line-break/></text:span>C O N T E N T S</text:p>
      <text:p text:style-name="P19"/>
      <text:p text:style-name="P18"/>
      <text:p text:style-name="P20"><text:span text:style-name="T3">Kyrie</text:span><text:span text:style-name="T131"><text:line-break/><text:tab/>1.1<text:tab/>Kyrie<text:tab/>3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09T22:03:33.554180483</dc:date>
    <dc:creator>Wolfgang Skala</dc:creator>
    <meta:editing-duration>P12DT14H8M36S</meta:editing-duration>
    <meta:editing-cycles>1165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166" meta:character-count="5473" meta:non-whitespace-character-count="4328"/>
  </office:meta>
</office:document-meta>
</file>